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7C14AEF463D3D5E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1"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2" style:family="paragraph" style:parent-style-name="Standard">
      <style:text-properties style:font-name="Arial" fo:language="en" fo:country="US" officeooo:paragraph-rsid="001b92ce" style:language-complex="ar" style:country-complex="SA"/>
    </style:style>
    <style:style style:name="P13" style:family="paragraph" style:parent-style-name="Standard">
      <style:text-properties style:font-name="Arial" fo:language="en" fo:country="US" officeooo:rsid="001febee" officeooo:paragraph-rsid="001b92ce" style:language-complex="ar" style:country-complex="SA"/>
    </style:style>
    <style:style style:name="P14" style:family="paragraph" style:parent-style-name="Standard">
      <style:text-properties fo:language="en" fo:country="US" style:language-complex="ar" style:country-complex="SA"/>
    </style:style>
    <style:style style:name="P15" style:family="paragraph" style:parent-style-name="Body">
      <style:text-properties officeooo:paragraph-rsid="001b92ce"/>
    </style:style>
    <style:style style:name="P16" style:family="paragraph" style:parent-style-name="Body">
      <style:text-properties fo:language="en" fo:country="US" style:language-complex="ar" style:country-complex="SA"/>
    </style:style>
    <style:style style:name="P17" style:family="paragraph" style:parent-style-name="Body">
      <style:text-properties fo:language="en" fo:country="US" officeooo:rsid="001febee" officeooo:paragraph-rsid="001b92ce" style:language-complex="ar" style:country-complex="SA"/>
    </style:style>
    <style:style style:name="P18"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9" style:family="paragraph" style:parent-style-name="Heading_20_1">
      <style:text-properties fo:language="en" fo:country="US" style:language-complex="ar" style:country-complex="SA"/>
    </style:style>
    <style:style style:name="P20" style:family="paragraph" style:parent-style-name="Heading_20_1">
      <style:paragraph-properties fo:break-before="page"/>
      <style:text-properties fo:language="en" fo:country="US" style:language-complex="ar" style:country-complex="SA"/>
    </style:style>
    <style:style style:name="P21" style:family="paragraph" style:parent-style-name="Heading_20_2">
      <style:text-properties fo:language="en" fo:country="US" style:language-complex="ar" style:country-complex="SA"/>
    </style:style>
    <style:style style:name="P22" style:family="paragraph" style:parent-style-name="Heading_20_2">
      <style:text-properties fo:language="en" fo:country="US" officeooo:rsid="0021c380" officeooo:paragraph-rsid="001b92ce" style:language-complex="ar" style:country-complex="SA"/>
    </style:style>
    <style:style style:name="P23" style:family="paragraph" style:parent-style-name="Heading_20_2">
      <style:text-properties fo:language="en" fo:country="US" officeooo:rsid="001febee" officeooo:paragraph-rsid="001b92ce" style:language-complex="ar" style:country-complex="SA"/>
    </style:style>
    <style:style style:name="P24" style:family="paragraph" style:parent-style-name="Heading_20_2">
      <style:text-properties officeooo:paragraph-rsid="002eed57"/>
    </style:style>
    <style:style style:name="P25" style:family="paragraph" style:parent-style-name="Heading_20_2">
      <style:text-properties officeooo:rsid="0034d7e2" officeooo:paragraph-rsid="0034d7e2"/>
    </style:style>
    <style:style style:name="P26" style:family="paragraph" style:parent-style-name="Body">
      <style:text-properties fo:color="#000000" fo:language="en" fo:country="US" fo:font-style="normal" officeooo:rsid="00290ed6" officeooo:paragraph-rsid="00290ed6" style:font-style-asian="normal" style:language-complex="ar" style:country-complex="SA" style:font-style-complex="normal"/>
    </style:style>
    <style:style style:name="P27" style:family="paragraph" style:parent-style-name="Body">
      <style:text-properties fo:color="#000000" fo:language="en" fo:country="US" fo:font-style="normal" officeooo:rsid="002cc17a" officeooo:paragraph-rsid="002cc17a" style:font-style-asian="normal" style:language-complex="ar" style:country-complex="SA" style:font-style-complex="normal"/>
    </style:style>
    <style:style style:name="P28" style:family="paragraph" style:parent-style-name="Body" style:list-style-name="L2">
      <style:text-properties fo:color="#000000" fo:language="en" fo:country="US" fo:font-style="normal" officeooo:rsid="0034d7e2" officeooo:paragraph-rsid="0035cfb8" style:font-style-asian="normal" style:language-complex="ar" style:country-complex="SA" style:font-style-complex="normal"/>
    </style:style>
    <style:style style:name="P29" style:family="paragraph" style:parent-style-name="Body" style:list-style-name="L2">
      <style:text-properties fo:color="#000000" fo:language="en" fo:country="US" fo:font-style="normal" officeooo:rsid="00388e1f" officeooo:paragraph-rsid="00388e1f" style:font-style-asian="normal" style:language-complex="ar" style:country-complex="SA" style:font-style-complex="normal"/>
    </style:style>
    <style:style style:name="P30" style:family="paragraph" style:parent-style-name="Body">
      <style:text-properties officeooo:rsid="002eb7a2" officeooo:paragraph-rsid="002eb7a2"/>
    </style:style>
    <style:style style:name="P31" style:family="paragraph" style:parent-style-name="Body">
      <style:text-properties style:font-name="DejaVu Sans Mono"/>
    </style:style>
    <style:style style:name="P32" style:family="paragraph" style:parent-style-name="Body">
      <style:text-properties officeooo:rsid="0035cfb8" officeooo:paragraph-rsid="0035cfb8"/>
    </style:style>
    <style:style style:name="P33" style:family="paragraph">
      <style:text-properties fo:language="en" fo:country="US" style:language-complex="ar" style:country-complex="SA"/>
    </style:style>
    <style:style style:name="P34"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35" style:family="paragraph" style:parent-style-name="CellBody">
      <style:text-properties fo:color="#000000" fo:language="en" fo:country="US" fo:font-style="italic" style:font-style-asian="italic" style:language-complex="ar" style:country-complex="SA"/>
    </style:style>
    <style:style style:name="P36"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37" style:family="paragraph" style:parent-style-name="CellBody">
      <style:paragraph-properties style:snap-to-layout-grid="false"/>
      <style:text-properties fo:language="en" fo:country="US" officeooo:rsid="0038c7a1" officeooo:paragraph-rsid="0038c7a1" style:language-complex="ar" style:country-complex="SA"/>
    </style:style>
    <style:style style:name="P38" style:family="paragraph" style:parent-style-name="CellBody">
      <style:paragraph-properties fo:keep-with-next="always" style:snap-to-layout-grid="false"/>
      <style:text-properties fo:language="en" fo:country="US" officeooo:rsid="0038c7a1" officeooo:paragraph-rsid="0038c7a1" style:language-complex="ar" style:country-complex="SA"/>
    </style:style>
    <style:style style:name="P39" style:family="paragraph" style:parent-style-name="Abstract">
      <style:text-properties fo:color="#000000" fo:language="en" fo:country="US" fo:font-style="italic" officeooo:rsid="00260796" officeooo:paragraph-rsid="00260796" style:font-style-asian="italic" style:language-complex="ar" style:country-complex="SA"/>
    </style:style>
    <style:style style:name="P40" style:family="paragraph" style:parent-style-name="Abstract">
      <style:paragraph-properties fo:text-align="start" style:justify-single-word="false"/>
      <style:text-properties fo:color="#000000" fo:language="en" fo:country="US" fo:font-style="normal" officeooo:rsid="00260796" officeooo:paragraph-rsid="00290ed6" style:font-style-asian="normal" style:language-complex="ar" style:country-complex="SA" style:font-style-complex="normal"/>
    </style:style>
    <style:style style:name="P41"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officeooo:rsid="001febee" style:language-complex="ar" style:country-complex="SA"/>
    </style:style>
    <style:style style:name="T6" style:family="text">
      <style:text-properties style:font-name="Courier New"/>
    </style:style>
    <style:style style:name="T7" style:family="text">
      <style:text-properties officeooo:rsid="002768df"/>
    </style:style>
    <style:style style:name="T8" style:family="text">
      <style:text-properties officeooo:rsid="00290ed6"/>
    </style:style>
    <style:style style:name="T9" style:family="text">
      <style:text-properties officeooo:rsid="002cb524"/>
    </style:style>
    <style:style style:name="T10" style:family="text">
      <style:text-properties officeooo:rsid="002daeaa"/>
    </style:style>
    <style:style style:name="T11" style:family="text">
      <style:text-properties style:font-name="DejaVu Sans Mono"/>
    </style:style>
    <style:style style:name="T12" style:family="text">
      <style:text-properties officeooo:rsid="002eed57"/>
    </style:style>
    <style:style style:name="T13" style:family="text">
      <style:text-properties officeooo:rsid="0030c2cc"/>
    </style:style>
    <style:style style:name="T14" style:family="text">
      <style:text-properties officeooo:rsid="0031d999"/>
    </style:style>
    <style:style style:name="T15" style:family="text">
      <style:text-properties officeooo:rsid="0035cfb8"/>
    </style:style>
    <style:style style:name="T16" style:family="text">
      <style:text-properties officeooo:rsid="00379327"/>
    </style:style>
    <style:style style:name="T17" style:family="text">
      <style:text-properties officeooo:rsid="0038c7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 draw:name="graphics1" text:anchor-type="paragraph" svg:width="17.78cm" svg:height="7.893cm" draw:z-index="0"><draw:image xlink:href="Pictures/1000020100000427000001D87C14AEF463D3D5EF.png" xlink:type="simple" xlink:show="embed" xlink:actuate="onLoad" loext:mime-type="image/png"/></draw:frame></text:p>
      <text:p text:style-name="P9"><text:user-defined style:data-style-name="N0" text:name="RFP Title">RFP 194 Runtime Query Interface</text:user-defined></text:p>
      <text:p text:style-name="P9"><text:span text:style-name="T2">Draft<text:line-break/><text:line-break/></text:span><text:span text:style-name="T2"><text:page-count style:num-format="1">7</text:page-count></text:span><text:span text:style-name="T2"> Pages</text:span></text:p>
      <text:p text:style-name="P7">Abstract</text:p>
      <text:p text:style-name="P39">Provide a light query mechanism for interacting with the DTOs provided by service runtimes.</text:p>
      <text:h text:style-name="P20" text:outline-level="1" text:restart-numbering="true" text:start-value="-1">Document Information</text:h>
      <text:h text:style-name="P22" text:outline-level="2">License</text:h>
      <text:p text:style-name="P18">DISTRIBUTION AND FEEDBACK LICENSE, Version 2.0</text:p>
      <text:p text:style-name="P1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
      <text:p text:style-name="P1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
      <text:p text:style-name="P1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NEITHER THE OSGi ALLIANCE NOR ANY THIRD PARTY WILL BE LIABLE FOR ANY DIRECT, INDIRECT, SPECIAL, INCIDENTAL OR CONSEQUENTIAL DAMAGES ARISING OUT OF OR RELATING TO ANY USE OR DISTRIBUTION OF THE DISTRIBUTION. </text:p>
      <text:p text:style-name="P11"/>
      <text:p text:style-name="P1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
      <text:p text:style-name="P1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
      <text:p text:style-name="P11"><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2"/>
      <text:p text:style-name="P13">I HEREBY ACKNOWLEDGE AND AGREE TO THE TERMS AND CONDITIONS DELINEATED ABOVE.</text:p>
      <text:h text:style-name="P23"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3" text:outline-level="2">Feedback</text:h>
      <text:p text:style-name="P15"><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2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0">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0">1 Introduction<text:tab/>4</text:p>
          <text:p text:style-name="P10">2 Application Domain<text:tab/>4</text:p>
          <text:p text:style-name="P4">2.1 Terminology + Abbreviations<text:tab/>5</text:p>
          <text:p text:style-name="P10">3 Problem Description<text:tab/>5</text:p>
          <text:p text:style-name="P10">4 Use Cases<text:tab/>5</text:p>
          <text:p text:style-name="P10">5 Requirements<text:tab/>6</text:p>
          <text:p text:style-name="P10">6 Document Support<text:tab/>6</text:p>
          <text:p text:style-name="P4">6.1 References<text:tab/>6</text:p>
          <text:p text:style-name="P4"><text:soft-page-break/>6.2 Author’s Address<text:tab/>6</text:p>
          <text:p text:style-name="P4">6.3 End of Document<text:tab/>6</text:p>
        </text:index-body>
      </text:table-of-content>
      <text:p text:style-name="P16"/>
      <text:h text:style-name="P21"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6"><text:span text:style-name="T6">Source code is shown in this typeface</text:span>.</text:p>
      <text:h text:style-name="P21"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P36"><text:span text:style-name="T8">Feb</text:span> <text:span text:style-name="T8">18</text:span> <text:span text:style-name="T8">2019</text:span></text:p>
          </table:table-cell>
          <table:table-cell table:style-name="Table1.C1" office:value-type="string">
            <text:p text:style-name="P35"><text:span text:style-name="T8">Raymond Augé</text:span>, <text:span text:style-name="T8">Liferay Inc. raymond.auge@liferay.com</text:span></text:p>
          </table:table-cell>
        </table:table-row>
      </table:table>
      <text:p text:style-name="P16"/>
      <text:h text:style-name="P19" text:outline-level="1">Introduction</text:h>
      <text:p text:style-name="P40">Current service runtimes <text:span text:style-name="T7">(besides Declarative Services)</text:span> do not provide a granular mechanism for <text:span text:style-name="T7">interacting with their DTO graph. This results in the runtime creating a lot of unused objects.</text:span></text:p>
      <text:h text:style-name="P19" text:outline-level="1">Application Domain</text:h>
      <text:p text:style-name="P26">OSGi <text:span text:style-name="T9">has several specifications that provide a diagnostic or runtime inspection API that use DTOs as the data model.</text:span></text:p>
      <text:h text:style-name="P21" text:outline-level="2"><text:soft-page-break/>Terminology + Abbreviations</text:h>
      <text:h text:style-name="P19" text:outline-level="1">Problem Description</text:h>
      <text:p text:style-name="P27">The <text:span text:style-name="T10">Http Whiteboard, JAX-RS Whiteboard and CDI Integration runtime services provide methods which return <text:s/>complex graphs of DTOs.</text:span></text:p>
      <text:p text:style-name="Body">Http &amp; JAX-RS Whiteboard<text:span text:style-name="T12">s</text:span> for example:</text:p>
      <text:p text:style-name="P31">public RuntimeDTO getRuntimeDTO()</text:p>
      <text:p text:style-name="Body">CDI Integration for example:</text:p>
      <text:p text:style-name="P31">public Collection&lt;ContainerDTO&gt; getContainerDTOs(Bundle... bundles)</text:p>
      <text:p text:style-name="P30">When pairing these APIs with <text:span text:style-name="T11">service.changecount</text:span> <text:span text:style-name="T12">as a pattern for </text:span>detecting <text:span text:style-name="T12">and reacting to</text:span> changes in <text:span text:style-name="T12">the runtime, these complex DTO graph becomes a large source of wasted processing and garbage.</text:span></text:p>
      <text:p text:style-name="P16"/>
      <text:h text:style-name="P19" text:outline-level="1">Use Cases</text:h>
      <text:h text:style-name="P24" text:outline-level="2">Testing</text:h>
      <text:p text:style-name="Body"><text:span text:style-name="T12">Testing </text:span>commonly involves observing <text:span text:style-name="T12">specific</text:span> DTO <text:span text:style-name="T13">in</text:span> <text:span text:style-name="T14">the </text:span>graph <text:span text:style-name="T12">that represent a specific service or some specific aspect of the system and this is typically a subset of the available DTO graph.</text:span></text:p>
      <text:h text:style-name="P25" text:outline-level="2">Production Diagnostics</text:h>
      <text:p text:style-name="P32">Production systems may involve runtimes that contain huge numbers of services and state information. Diagnosing these systems becomes complicated without a <text:span text:style-name="T16">way to obtain granular information.</text:span></text:p>
      <text:h text:style-name="P19" text:outline-level="1"><text:soft-page-break/>Requirements</text:h>
      <text:list xml:id="list516964089" text:style-name="L2">
        <text:list-item>
          <text:p text:style-name="P28">R010 – <text:span text:style-name="T15">Must provide a way to query information about a specific DTO within the runtime</text:span></text:p>
        </text:list-item>
        <text:list-item>
          <text:p text:style-name="P28"><text:span text:style-name="T15">R020 – Must not require the runtime to generate full state graph in order to answer the query</text:span></text:p>
        </text:list-item>
        <text:list-item>
          <text:p text:style-name="P29">R030 – The query dialect must be service filter syntax</text:p>
        </text:list-item>
        <text:list-item>
          <text:p text:style-name="P29">R040 – The DTO type must be specified in conjunction with the query in order to disambiguate cases where backing <text:span text:style-name="T17">data</text:span> is a service<text:span text:style-name="T17">(reference)</text:span> that results in multiple DTOs</text:p>
        </text:list-item>
      </text:list>
      <text:h text:style-name="P19" text:outline-level="1">Document Support</text:h>
      <text:h text:style-name="P21" text:outline-level="2">References</text:h>
      <text:list xml:id="list1973470396" text:style-name="WW8Num3">
        <text:list-item>
          <text:p text:style-name="P41"><text:bookmark-start text:name="_Ref493020620"/>Bradner, S., Key words for use in RFCs to Indicate Requirement Levels, RFC2119, March 1997.<text:bookmark-end text:name="_Ref493020620"/></text:p>
        </text:list-item>
        <text:list-item>
          <text:p text:style-name="P41">Software Requirements &amp; Specifications. Michael Jackson. ISBN 0-201-87712-0</text:p>
        </text:list-item>
      </text:list>
      <text:p text:style-name="P14"/>
      <text:p text:style-name="P14"/>
      <text:p text:style-name="P16"><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21" text:outline-level="2">Author’s Address</text:h>
      <text:p text:style-name="P16"/>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38">Raymond Augé</text:p>
          </table:table-cell>
        </table:table-row>
        <table:table-row table:style-name="Table2.1">
          <table:table-cell table:style-name="Table2.A1" office:value-type="string">
            <text:p text:style-name="P6">Company</text:p>
          </table:table-cell>
          <table:table-cell table:style-name="Table2.B1" office:value-type="string">
            <text:p text:style-name="P38">Liferay Inc.</text:p>
          </table:table-cell>
        </table:table-row>
        <table:table-row table:style-name="Table2.1">
          <table:table-cell table:style-name="Table2.A1" office:value-type="string">
            <text:p text:style-name="P6">Address</text:p>
          </table:table-cell>
          <table:table-cell table:style-name="Table2.B1" office:value-type="string">
            <text:p text:style-name="P38">24 Leonard St. North</text:p>
          </table:table-cell>
        </table:table-row>
        <table:table-row table:style-name="Table2.1">
          <table:table-cell table:style-name="Table2.A1" office:value-type="string">
            <text:p text:style-name="P6">Voice</text:p>
          </table:table-cell>
          <table:table-cell table:style-name="Table2.B1" office:value-type="string">
            <text:p text:style-name="P38">+17055078090</text:p>
          </table:table-cell>
        </table:table-row>
        <table:table-row table:style-name="Table2.1">
          <table:table-cell table:style-name="Table2.A1" office:value-type="string">
            <text:p text:style-name="P8">e-mail</text:p>
          </table:table-cell>
          <table:table-cell table:style-name="Table2.B1" office:value-type="string">
            <text:p text:style-name="P37">raymond.auge@liferay.com</text:p>
          </table:table-cell>
        </table:table-row>
      </table:table>
      <text:p text:style-name="P16"/>
      <text:h text:style-name="P21" text:outline-level="2"><text:soft-page-break/>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109">
      <number:day/>
      <number:text> </number:text>
      <number:month number:style="long" number:textual="true"/>
      <number:text> </number:text>
      <number:year number:style="long"/>
    </number:date-style>
    <number:date-style style:name="N110">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6"><draw:image xlink:href="Pictures/1000020100000427000001D87C14AEF463D3D5EF.png" xlink:type="simple" xlink:show="embed" xlink:actuate="onLoad" loext:mime-type="image/png"/></draw:frame><text:tab/><text:user-defined style:data-style-name="N0" text:name="RFP Title">RFP 194 Runtime Query Interface</text:user-defined><text:tab/>Page <text:page-number text:select-page="current">6</text:page-number><text:s/>of <text:page-count style:num-format="1">7</text:page-count></text:p>
        <text:p text:style-name="Header"/>
        <text:p text:style-name="Header"><text:tab/>Draft<text:tab/><text:modification-date style:data-style-name="N109">18 February 2019</text:modification-date></text:p>
      </style:header>
      <style:footer>
        <text:p text:style-name="MP1">Copyright © <text:span text:style-name="MT1">OSGi Alliance </text:span><text:span text:style-name="MT1"><text:modification-date style:data-style-name="N110">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0">2019</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19-02-18T07:17:11.380014742</meta:creation-date>
    <meta:editing-cycles>3</meta:editing-cycles>
    <meta:editing-duration>PT3M39S</meta:editing-duration>
    <meta:initial-creator>Raymond Augé</meta:initial-creator>
    <dc:title>RFP 194 Runtime Query Interface</dc:title>
    <dc:date>2019-02-18T12:15:04.892336912</dc:date>
    <dc:creator>Raymond Augé</dc:creator>
    <meta:document-statistic meta:table-count="2" meta:image-count="2" meta:object-count="0" meta:page-count="7" meta:paragraph-count="91" meta:word-count="1525" meta:character-count="9923" meta:non-whitespace-character-count="8485"/>
    <meta:user-defined meta:name="Info"/>
    <meta:user-defined meta:name="Info 3"/>
    <meta:user-defined meta:name="Info 4"/>
    <meta:user-defined meta:name="RFP Title">RFP 194 Runtime Query Interface</meta:user-defined>
  </office:meta>
</office:document-meta>
</file>